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office:value-type="float" office:value="6200942" calcext:value-type="float">
            <text:p>6200942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1431" calcext:value-type="float">
            <text:p>101143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06101" calcext:value-type="float">
            <text:p>82006101</text:p>
          </table:table-cell>
          <table:table-cell table:style-name="ce37" office:value-type="float" office:value="89391" calcext:value-type="float">
            <text:p>89391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37" office:value-type="float" office:value="9124531" calcext:value-type="float">
            <text:p>9124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office:value-type="float" office:value="6203721" calcext:value-type="float">
            <text:p>6203721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11821" calcext:value-type="float">
            <text:p>101182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31032" calcext:value-type="float">
            <text:p>82031032</text:p>
          </table:table-cell>
          <table:table-cell table:style-name="ce37" office:value-type="float" office:value="89432" calcext:value-type="float">
            <text:p>89432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28210" calcext:value-type="float">
            <text:p>9128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office:value-type="float" office:value="6206199" calcext:value-type="float">
            <text:p>6206199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2145" calcext:value-type="float">
            <text:p>1012145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60148" calcext:value-type="float">
            <text:p>82060148</text:p>
          </table:table-cell>
          <table:table-cell table:style-name="ce37" office:value-type="float" office:value="89461" calcext:value-type="float">
            <text:p>8946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30644" calcext:value-type="float">
            <text:p>9130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office:value-type="float" office:value="6210832" calcext:value-type="float">
            <text:p>6210832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12461" calcext:value-type="float">
            <text:p>101246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103067" calcext:value-type="float">
            <text:p>82103067</text:p>
          </table:table-cell>
          <table:table-cell table:style-name="ce37" office:value-type="float" office:value="89522" calcext:value-type="float">
            <text:p>8952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33351" calcext:value-type="float">
            <text:p>913335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office:value-type="float" office:value="6212738" calcext:value-type="float">
            <text:p>62127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3044" calcext:value-type="float">
            <text:p>101304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133342" calcext:value-type="float">
            <text:p>82133342</text:p>
          </table:table-cell>
          <table:table-cell table:style-name="ce32" office:value-type="float" office:value="89539" calcext:value-type="float">
            <text:p>8953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34145" calcext:value-type="float">
            <text:p>913414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office:value-type="float" office:value="6217474" calcext:value-type="float">
            <text:p>621747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14114" calcext:value-type="float">
            <text:p>1014114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192880" calcext:value-type="float">
            <text:p>82192880</text:p>
          </table:table-cell>
          <table:table-cell table:style-name="ce32" office:value-type="float" office:value="89555" calcext:value-type="float">
            <text:p>8955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35078" calcext:value-type="float">
            <text:p>91350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office:value-type="float" office:value="6221185" calcext:value-type="float">
            <text:p>622118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4902" calcext:value-type="float">
            <text:p>101490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252965" calcext:value-type="float">
            <text:p>82252965</text:p>
          </table:table-cell>
          <table:table-cell table:style-name="ce32" office:value-type="float" office:value="89675" calcext:value-type="float">
            <text:p>8967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49794" calcext:value-type="float">
            <text:p>9149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7" calcext:value-type="date">
            <text:p>04/17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8" calcext:value-type="date">
            <text:p>04/18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9" calcext:value-type="date">
            <text:p>04/19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0" calcext:value-type="date">
            <text:p>04/20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1" calcext:value-type="date">
            <text:p>04/21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2" calcext:value-type="date">
            <text:p>04/22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3" calcext:value-type="date">
            <text:p>04/23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4" calcext:value-type="date">
            <text:p>04/24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5" calcext:value-type="date">
            <text:p>04/25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7">
          <table:table-cell table:style-name="ce32" table:number-columns-repeated="7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90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8:51:29.86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14T19:03:56.091000000</dc:date>
    <meta:editing-duration>P1DT8H27M51S</meta:editing-duration>
    <meta:editing-cycles>322</meta:editing-cycles>
    <meta:generator>LibreOffice/7.2.5.2$Windows_X86_64 LibreOffice_project/499f9727c189e6ef3471021d6132d4c694f357e5</meta:generator>
    <meta:document-statistic meta:table-count="1" meta:cell-count="6950" meta:object-count="0"/>
  </office:meta>
</office:document-meta>
</file>